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FA6D670FDA97D357A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Gabriola" fo:font-size="15pt" fo:font-style="italic" officeooo:rsid="0011d394" officeooo:paragraph-rsid="001e9310" style:font-size-asian="15pt" style:font-style-asian="italic" style:font-size-complex="15pt" style:font-style-complex="italic"/>
    </style:style>
    <style:style style:name="P2" style:family="paragraph" style:parent-style-name="Standard">
      <style:paragraph-properties fo:text-align="center" style:justify-single-word="false"/>
      <style:text-properties style:font-name="Gabriola" fo:font-size="16pt" fo:font-weight="bold" officeooo:rsid="00140d20" officeooo:paragraph-rsid="001e9310"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Gabriola" fo:font-size="16pt" fo:font-weight="bold" officeooo:rsid="001e9310" officeooo:paragraph-rsid="001e9310" style:font-size-asian="16pt" style:font-weight-asian="bold" style:font-size-complex="16pt" style:font-weight-complex="bold"/>
    </style:style>
    <style:style style:name="P4" style:family="paragraph" style:parent-style-name="Standard">
      <style:text-properties style:font-name="Gabriola" fo:font-size="12pt" fo:font-style="italic" style:text-underline-style="none" officeooo:rsid="00158a4e" officeooo:paragraph-rsid="001e9310" style:font-size-asian="12pt" style:font-style-asian="italic" style:font-size-complex="12pt" style:font-style-complex="italic"/>
    </style:style>
    <style:style style:name="P5" style:family="paragraph" style:parent-style-name="Standard">
      <style:text-properties style:font-name="Gabriola" fo:font-size="13pt" officeooo:rsid="001cf5d8" officeooo:paragraph-rsid="001e9310" style:font-size-asian="13pt" style:font-size-complex="13pt"/>
    </style:style>
    <style:style style:name="P6" style:family="paragraph" style:parent-style-name="Standard">
      <style:text-properties style:font-name="Gabriola" fo:font-size="13pt" officeooo:rsid="00158a4e" officeooo:paragraph-rsid="001e9310" style:font-size-asian="13pt" style:font-size-complex="13pt"/>
    </style:style>
    <style:style style:name="P7" style:family="paragraph" style:parent-style-name="Standard">
      <style:text-properties style:font-name="Gabriola" fo:font-size="13pt" fo:font-weight="normal" officeooo:rsid="0016a435" officeooo:paragraph-rsid="001e9310"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Gabriola" fo:font-size="13pt" fo:font-weight="normal" officeooo:rsid="00180cf5" officeooo:paragraph-rsid="001e9310"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Gabriola" fo:font-size="13pt" style:text-underline-style="solid" style:text-underline-width="auto" style:text-underline-color="font-color" fo:font-weight="normal" officeooo:rsid="00180cf5" officeooo:paragraph-rsid="001e9310" style:font-size-asian="13pt" style:font-weight-asian="normal" style:font-size-complex="13pt" style:font-weight-complex="normal"/>
    </style:style>
    <style:style style:name="P10" style:family="paragraph" style:parent-style-name="Standard">
      <style:text-properties style:font-name="Gabriola" fo:font-size="15pt" fo:font-weight="bold" officeooo:rsid="00158a4e" officeooo:paragraph-rsid="001e9310" style:font-size-asian="15pt" style:font-weight-asian="bold" style:font-size-complex="15pt" style:font-weight-complex="bold"/>
    </style:style>
    <style:style style:name="P11" style:family="paragraph" style:parent-style-name="Standard">
      <style:text-properties style:font-name="Gabriola" fo:font-size="15pt" style:text-underline-style="none" officeooo:rsid="00158a4e" officeooo:paragraph-rsid="001f59eb" style:font-size-asian="15pt" style:font-size-complex="15pt"/>
    </style:style>
    <style:style style:name="P12" style:family="paragraph" style:parent-style-name="Standard">
      <style:text-properties style:font-name="Gabriola" officeooo:rsid="00158a4e" officeooo:paragraph-rsid="001e9310"/>
    </style:style>
    <style:style style:name="P13" style:family="paragraph" style:parent-style-name="Standard">
      <style:text-properties style:font-name="Gabriola" fo:font-size="13pt" officeooo:rsid="001d2ecb" officeooo:paragraph-rsid="001e9310" style:font-size-asian="13pt" style:font-size-complex="13pt"/>
    </style:style>
    <style:style style:name="T1" style:family="text">
      <style:text-properties officeooo:rsid="001e9310"/>
    </style:style>
    <style:style style:name="T2" style:family="text">
      <style:text-properties officeooo:rsid="0016a435"/>
    </style:style>
    <style:style style:name="T3" style:family="text">
      <style:text-properties officeooo:rsid="00039637"/>
    </style:style>
    <style:style style:name="T4" style:family="text">
      <style:text-properties officeooo:rsid="00180cf5"/>
    </style:style>
    <style:style style:name="T5" style:family="text">
      <style:text-properties officeooo:rsid="001d2ecb"/>
    </style:style>
    <style:style style:name="T6" style:family="text">
      <style:text-properties officeooo:rsid="00057d2f"/>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text-underline-style="none" officeooo:rsid="001f59eb"/>
    </style:style>
    <style:style style:name="T10" style:family="text">
      <style:text-properties officeooo:rsid="001e98bf"/>
    </style:style>
    <style:style style:name="T11" style:family="text">
      <style:text-properties officeooo:rsid="001f59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ès ta naissance, tu as reçu <text:span text:style-name="T5">une bénédiction de la Nature, le don d'accéder à un des plans subnaturels et d'y dessiner pour altérer brièvement la réalité de ton monde. Ton don, c'est celui du plan du Feu, faisant de toi un Elementaliste du Feu.</text:span></text:p>
      <text:p text:style-name="P13">Les dessinateurs de ton don sont très appreciés quant il s'agit de réchauffer des aliments (les cuire demande trop d'énergie), d'allumer un feu. Egalement, on compte parmi eux les meilleurs forgerons. </text:p>
      <text:p text:style-name="P6">Sur le champ de bataille, les plus doués d'entre vous <text:span text:style-name="T1">sont redoutés pour les dégâts qu'ils peuvent infliger, aux structures inflammables comme aux adversaires.</text:span></text:p>
      <text:p text:style-name="P10"/>
      <text:p text:style-name="P10">Complexité</text:p>
      <text:p text:style-name="P7">La complexité détermine à quel point ton dessin peut s'éloigner de la forme <text:s/><text:span text:style-name="T10">sphériqu</text:span>e ou se diviser en plusieurs éléments. Par exemple, faire <text:span text:style-name="T10">2 boules de feu (pour le même volume total) </text:span>ou faire <text:span text:style-name="T6">un cercle </text:span>demande <text:span text:style-name="T7">1 de complexité</text:span>. A <text:span text:style-name="T7">3 de complexité</text:span> il est par exemple possible <text:span text:style-name="T4">de faire un casque parfaitement adapté (sur tes ennemis, hein), 2 traits de feu (pour pas toucher tes amis) ou 4 boules de feu. </text:span></text:p>
      <text:p text:style-name="P10">Intensité</text:p>
      <text:p text:style-name="P8">L'intensité détermine <text:span text:style-name="T11">la température du feu que tu crées.</text:span></text:p>
      <text:p text:style-name="P8">Pour<text:span text:style-name="T7"> 0 d'intensité</text:span>, il s'agit d'<text:span text:style-name="T11">un feu à 800°C.</text:span></text:p>
      <text:p text:style-name="P9">Intensité 1 :<text:span text:style-name="T8"> </text:span><text:span text:style-name="T9">feu à 1050°C</text:span></text:p>
      <text:p text:style-name="P9">Intensité 2 :<text:span text:style-name="T8"> </text:span><text:span text:style-name="T9">feu à 1300°C</text:span></text:p>
      <text:p text:style-name="P9">Intensité 3 :<text:span text:style-name="T8"> </text:span><text:span text:style-name="T9">feu à 1550°C</text:span></text:p>
      <text:p text:style-name="P9">Intensité 4 :<text:span text:style-name="T8"> </text:span><text:span text:style-name="T9">feu à 1800°C (flammes bleues)</text:span></text:p>
      <text:p text:style-name="P8"><text:span text:style-name="T7">Intensité 5 :</text:span><text:span text:style-name="T8"> <text:s/></text:span><text:span text:style-name="T9">feu à 2000°C (flammes très bleues?)</text:span></text:p>
      <text:p text:style-name="P10">Dégâts</text:p>
      <text:p text:style-name="P12">Un de tes dessins, s'il doit infliger des<text:span text:style-name="T7"> dégâts</text:span>, fera :</text:p>
      <text:p text:style-name="P11"><text:span text:style-name="T11">2</text:span>d6 par <text:span text:style-name="T3">Intensité + </text:span>1d6/<text:span text:style-name="T11">2</text:span> par <text:span text:style-name="T11">Complexité</text:span></text:p>
      <text:p text:style-name="P4"><text:span text:style-name="T2">Exemple : </text:span>pour <text:span text:style-name="T3">2 de complexité et 3 d'intensité</text:span> <text:s/>tu jettes donc <text:span text:style-name="T11">7</text:span>d6 <text:span text:style-name="T4">pour faire tes dégâ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Gabriola" fo:font-size="15pt" fo:font-style="italic" officeooo:rsid="0011d394" officeooo:paragraph-rsid="001e9310" style:font-size-asian="15pt" style:font-style-asian="italic" style:font-size-complex="15pt" style:font-style-complex="italic"/>
    </style:style>
    <style:style style:name="MP2" style:family="paragraph" style:parent-style-name="Standard">
      <style:paragraph-properties fo:text-align="center" style:justify-single-word="false"/>
      <style:text-properties style:font-name="Gabriola" fo:font-size="16pt" fo:font-weight="bold" officeooo:rsid="00140d20" officeooo:paragraph-rsid="001e9310" style:font-size-asian="16pt" style:font-weight-asian="bold" style:font-size-complex="16pt" style:font-weight-complex="bold"/>
    </style:style>
    <style:style style:name="MP3" style:family="paragraph" style:parent-style-name="Standard">
      <style:paragraph-properties fo:text-align="center" style:justify-single-word="false"/>
      <style:text-properties style:font-name="Gabriola" fo:font-size="16pt" fo:font-weight="bold" officeooo:rsid="001e9310" officeooo:paragraph-rsid="001e9310"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13.46cm" svg:y="-1.072cm" svg:width="4.001cm" svg:height="4.001cm" draw:z-index="0"><draw:image xlink:href="Pictures/10000201000000FA000000FA6D670FDA97D357A2.png" xlink:type="simple" xlink:show="embed" xlink:actuate="onLoad"/></draw:frame>JDR La vallée de Hauteplume</text:p>
        <text:p text:style-name="MP2">Fiche de don</text:p>
        <text:p text:style-name="MP3">Feu</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33S</meta:editing-duration>
    <meta:editing-cycles>7</meta:editing-cycles>
    <meta:generator>LibreOffice/5.2.7.2$Windows_x86 LibreOffice_project/2b7f1e640c46ceb28adf43ee075a6e8b8439ed10</meta:generator>
    <dc:date>2018-12-30T23:44:20.339000000</dc:date>
    <meta:document-statistic meta:table-count="0" meta:image-count="1" meta:object-count="0" meta:page-count="1" meta:paragraph-count="20" meta:word-count="273" meta:character-count="1536" meta:non-whitespace-character-count="1278"/>
    <meta:user-defined meta:name="Info 1"/>
    <meta:user-defined meta:name="Info 2"/>
    <meta:user-defined meta:name="Info 3"/>
    <meta:user-defined meta:name="Info 4"/>
  </office:meta>
</office:document-meta>
</file>